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10.021001050053" calcext:value-type="float">
            <text:p>210.021001050053</text:p>
          </table:table-cell>
          <table:table-cell table:formula="of:=[.A1]*1.5" office:value-type="float" office:value="315.031501575079" calcext:value-type="float">
            <text:p>315.031501575079</text:p>
          </table:table-cell>
          <table:table-cell table:formula="of:=[.A1]*2" office:value-type="float" office:value="420.042002100105" calcext:value-type="float">
            <text:p>420.042002100105</text:p>
          </table:table-cell>
        </table:table-row>
        <table:table-row table:style-name="ro1">
          <table:table-cell office:value-type="float" office:value="195.990250243744" calcext:value-type="float">
            <text:p>195.990250243744</text:p>
          </table:table-cell>
          <table:table-cell table:formula="of:=[.A2]*1.5" office:value-type="float" office:value="293.985375365616" calcext:value-type="float">
            <text:p>293.985375365616</text:p>
          </table:table-cell>
          <table:table-cell table:formula="of:=[.A2]*2" office:value-type="float" office:value="391.980500487488" calcext:value-type="float">
            <text:p>391.980500487488</text:p>
          </table:table-cell>
        </table:table-row>
        <table:table-row table:style-name="ro1">
          <table:table-cell office:value-type="float" office:value="510.119013884953" calcext:value-type="float">
            <text:p>510.119013884953</text:p>
          </table:table-cell>
          <table:table-cell table:formula="of:=[.A3]*1.5" office:value-type="float" office:value="765.17852082743" calcext:value-type="float">
            <text:p>765.17852082743</text:p>
          </table:table-cell>
          <table:table-cell table:formula="of:=[.A3]*2" office:value-type="float" office:value="1020.23802776991" calcext:value-type="float">
            <text:p>1020.23802776991</text:p>
          </table:table-cell>
        </table:table-row>
        <table:table-row table:style-name="ro1">
          <table:table-cell office:value-type="float" office:value="195.990250243744" calcext:value-type="float">
            <text:p>195.990250243744</text:p>
          </table:table-cell>
          <table:table-cell table:formula="of:=[.A4]*1.5" office:value-type="float" office:value="293.985375365616" calcext:value-type="float">
            <text:p>293.985375365616</text:p>
          </table:table-cell>
          <table:table-cell table:formula="of:=[.A4]*2" office:value-type="float" office:value="391.980500487488" calcext:value-type="float">
            <text:p>391.980500487488</text:p>
          </table:table-cell>
        </table:table-row>
        <table:table-row table:style-name="ro1">
          <table:table-cell office:value-type="float" office:value="210.021001050053" calcext:value-type="float">
            <text:p>210.021001050053</text:p>
          </table:table-cell>
          <table:table-cell table:formula="of:=[.A5]*1.5" office:value-type="float" office:value="315.031501575079" calcext:value-type="float">
            <text:p>315.031501575079</text:p>
          </table:table-cell>
          <table:table-cell table:formula="of:=[.A5]*2" office:value-type="float" office:value="420.042002100105" calcext:value-type="float">
            <text:p>420.042002100105</text:p>
          </table:table-cell>
        </table:table-row>
        <table:table-row table:style-name="ro1">
          <table:table-cell office:value-type="float" office:value="195.990250243744" calcext:value-type="float">
            <text:p>195.990250243744</text:p>
          </table:table-cell>
          <table:table-cell table:formula="of:=[.A6]*1.5" office:value-type="float" office:value="293.985375365616" calcext:value-type="float">
            <text:p>293.985375365616</text:p>
          </table:table-cell>
          <table:table-cell table:formula="of:=[.A6]*2" office:value-type="float" office:value="391.980500487488" calcext:value-type="float">
            <text:p>391.980500487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1:30:21.322514166</meta:creation-date>
    <dc:date>2025-05-03T11:37:27.480992434</dc:date>
    <meta:editing-duration>PT7M7S</meta:editing-duration>
    <meta:editing-cycles>1</meta:editing-cycles>
    <meta:document-statistic meta:table-count="1" meta:cell-count="18" meta:object-count="0"/>
    <meta:generator>LibreOffice/24.8.2.1$Linux_X86_64 LibreOffice_project/480$Build-1</meta:generator>
  </office:meta>
</office:document-meta>
</file>